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7a22" officeooo:paragraph-rsid="00037a22"/>
    </style:style>
    <style:style style:name="P2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3" style:family="paragraph" style:parent-style-name="Standard">
      <style:text-properties officeooo:rsid="0003a5e4" officeooo:paragraph-rsid="0003a5e4"/>
    </style:style>
    <style:style style:name="P4" style:family="paragraph" style:parent-style-name="Standard">
      <style:text-properties officeooo:paragraph-rsid="0003a5e4"/>
    </style:style>
    <style:style style:name="T1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officeooo:rsid="0003a5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Boletín 3</text:p>
      <text:p text:style-name="P1"/>
      <text:p text:style-name="P1">1-</text:p>
      <text:p text:style-name="P2" loext:marker-style-name="T1"><text:span text:style-name="T1">numero = </text:span><text:span text:style-name="T2">int</text:span><text:span text:style-name="T1">(</text:span><text:span text:style-name="T2">input</text:span><text:span text:style-name="T1">(</text:span><text:span text:style-name="T3">"Escribe un numero: "</text:span><text:span text:style-name="T1">))<text:line-break/></text:span><text:span text:style-name="T4">for </text:span><text:span text:style-name="T1">i </text:span><text:span text:style-name="T4">in </text:span><text:span text:style-name="T2">range</text:span><text:span text:style-name="T1">(</text:span><text:span text:style-name="T5">1</text:span><text:span text:style-name="T1">, numero):<text:line-break/> <text:s text:c="3"/></text:span><text:span text:style-name="T4">if </text:span><text:span text:style-name="T1">( numero % i ) == </text:span><text:span text:style-name="T5">0</text:span><text:span text:style-name="T1">:<text:line-break/> <text:s text:c="7"/></text:span><text:span text:style-name="T2">print</text:span><text:span text:style-name="T1">(i)</text:span></text:p>
      <text:p text:style-name="P1"/>
      <text:p text:style-name="P1"/>
      <text:p text:style-name="P4"><text:span text:style-name="T6">3- </text:span></text:p>
      <text:p text:style-name="P3"/>
      <text:p text:style-name="P3">import random</text:p>
      <text:p text:style-name="P3"/>
      <text:p text:style-name="P3">max_num = 50</text:p>
      <text:p text:style-name="P3">max_intentos = 3</text:p>
      <text:p text:style-name="P3"/>
      <text:p text:style-name="P3">num_secreto = random.randint (1, 50)</text:p>
      <text:p text:style-name="P3"/>
      <text:p text:style-name="P3">print(f"Adivina el numero secreto (entre 1 y 50)")</text:p>
      <text:p text:style-name="P3"/>
      <text:p text:style-name="P3">for intento in range(1, max_intentos + 1):</text:p>
      <text:p text:style-name="P3"><text:s text:c="4"/>numero_usuario = int(input(f"Intento{intento}/{max_intentos}: Ingresa un número:"))</text:p>
      <text:p text:style-name="P3"><text:s text:c="4"/>if numero_usuario == num_secreto:</text:p>
      <text:p text:style-name="P3"><text:s text:c="8"/>print("FELICIDADES, Has acertado")</text:p>
      <text:p text:style-name="P3"><text:s text:c="8"/>break</text:p>
      <text:p text:style-name="P3"><text:s text:c="4"/>elif numero_usuario &lt; num_secreto:</text:p>
      <text:p text:style-name="P3"><text:s text:c="8"/>print("El numero secreto es mayor")</text:p>
      <text:p text:style-name="P3"/>
      <text:p text:style-name="P3"><text:s text:c="4"/>elif numero_usuario &gt; num_secreto:</text:p>
      <text:p text:style-name="P3"><text:s text:c="8"/>print("El numero secreto es menor")</text:p>
      <text:p text:style-name="P3"/>
      <text:p text:style-name="P3"><text:s text:c="4"/>elif (numero_usuario &gt; 50) and (numero_usuario &lt; 1):</text:p>
      <text:p text:style-name="P3"><text:s text:c="8"/>print("El numero que has escrito no esta dentro de los parámetros")</text:p>
      <text:p text:style-name="P3"/>
      <text:p text:style-name="P3"><text:s text:c="4"/>else:</text:p>
      <text:p text:style-name="P3"><text:s text:c="8"/>print(f"No lo has conseguido, el numero era {num_secreto}")</text:p>
      <text:p text:style-name="P3"/>
      <text:p text:style-name="P3"/>
      <text:p text:style-name="P3">4-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8T09:54:56.968174346</meta:creation-date>
    <dc:date>2025-11-18T13:27:53.482335978</dc:date>
    <meta:editing-duration>PT39M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3" meta:word-count="113" meta:character-count="847" meta:non-whitespace-character-count="672"/>
  </office:meta>
</office:document-meta>
</file>